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fo:font-weight="bold" officeooo:rsid="00091769" officeooo:paragraph-rsid="00091769" style:font-weight-asian="bold" style:font-weight-complex="bold"/>
    </style:style>
    <style:style style:name="P2" style:family="paragraph" style:parent-style-name="Standard">
      <style:text-properties style:font-name="Liberation Mono" fo:font-weight="bold" officeooo:rsid="000c002d" officeooo:paragraph-rsid="000c002d" style:font-weight-asian="bold" style:font-weight-complex="bold"/>
    </style:style>
    <style:style style:name="P3" style:family="paragraph" style:parent-style-name="Standard">
      <style:text-properties style:font-name="Liberation Mono" fo:font-weight="bold" officeooo:rsid="000dbede" officeooo:paragraph-rsid="000dbede" style:font-weight-asian="bold" style:font-weight-complex="bold"/>
    </style:style>
    <style:style style:name="P4" style:family="paragraph" style:parent-style-name="Standard">
      <style:text-properties style:font-name="Liberation Mono" fo:font-weight="bold" officeooo:rsid="000e0880" officeooo:paragraph-rsid="000e0880" style:font-weight-asian="bold" style:font-weight-complex="bold"/>
    </style:style>
    <style:style style:name="P5" style:family="paragraph" style:parent-style-name="Standard">
      <style:text-properties style:font-name="Liberation Mono" fo:font-weight="bold" officeooo:rsid="000ff072" officeooo:paragraph-rsid="000ff072" style:font-weight-asian="bold" style:font-weight-complex="bold"/>
    </style:style>
    <style:style style:name="P6" style:family="paragraph" style:parent-style-name="Standard">
      <style:text-properties style:font-name="Liberation Mono" fo:font-weight="bold" officeooo:rsid="0011cca5" officeooo:paragraph-rsid="0011cca5" style:font-weight-asian="bold" style:font-weight-complex="bold"/>
    </style:style>
    <style:style style:name="P7" style:family="paragraph" style:parent-style-name="Standard">
      <style:text-properties style:font-name="Liberation Mono" fo:font-weight="bold" officeooo:rsid="0012b560" officeooo:paragraph-rsid="0012b560" style:font-weight-asian="bold" style:font-weight-complex="bold"/>
    </style:style>
    <style:style style:name="P8" style:family="paragraph" style:parent-style-name="Standard">
      <style:text-properties style:font-name="Liberation Mono" fo:font-weight="bold" officeooo:rsid="00132c29" officeooo:paragraph-rsid="00132c29" style:font-weight-asian="bold" style:font-weight-complex="bold"/>
    </style:style>
    <style:style style:name="P9" style:family="paragraph" style:parent-style-name="Standard">
      <style:text-properties style:font-name="Liberation Mono" fo:font-weight="bold" officeooo:rsid="0014c9fd" officeooo:paragraph-rsid="0014c9fd" style:font-weight-asian="bold" style:font-weight-complex="bold"/>
    </style:style>
    <style:style style:name="P10" style:family="paragraph" style:parent-style-name="Standard">
      <style:text-properties style:font-name="Liberation Mono" fo:font-weight="bold" officeooo:rsid="00177a78" officeooo:paragraph-rsid="00177a78" style:font-weight-asian="bold" style:font-weight-complex="bold"/>
    </style:style>
    <style:style style:name="P11" style:family="paragraph" style:parent-style-name="Standard">
      <style:text-properties style:font-name="Liberation Mono" fo:font-weight="bold" officeooo:rsid="001a8850" officeooo:paragraph-rsid="001a8850" style:font-weight-asian="bold" style:font-weight-complex="bold"/>
    </style:style>
    <style:style style:name="P12" style:family="paragraph" style:parent-style-name="Standard">
      <style:text-properties style:font-name="Liberation Mono" fo:font-weight="normal" officeooo:rsid="00091769" officeooo:paragraph-rsid="00091769" style:font-weight-asian="normal" style:font-weight-complex="normal"/>
    </style:style>
    <style:style style:name="P13" style:family="paragraph" style:parent-style-name="Standard">
      <style:text-properties style:font-name="Liberation Mono" fo:font-weight="normal" officeooo:rsid="00091769" officeooo:paragraph-rsid="000a895f" style:font-weight-asian="normal" style:font-weight-complex="normal"/>
    </style:style>
    <style:style style:name="P14" style:family="paragraph" style:parent-style-name="Standard">
      <style:text-properties style:font-name="Liberation Mono" fo:font-weight="normal" officeooo:rsid="000c002d" officeooo:paragraph-rsid="000c002d" style:font-weight-asian="normal" style:font-weight-complex="normal"/>
    </style:style>
    <style:style style:name="P15" style:family="paragraph" style:parent-style-name="Standard">
      <style:text-properties style:font-name="Liberation Mono" fo:font-weight="normal" officeooo:rsid="000dbede" officeooo:paragraph-rsid="000dbede" style:font-weight-asian="normal" style:font-weight-complex="normal"/>
    </style:style>
    <style:style style:name="P16" style:family="paragraph" style:parent-style-name="Standard">
      <style:text-properties style:font-name="Liberation Mono" fo:font-weight="normal" officeooo:rsid="000e0880" officeooo:paragraph-rsid="000e0880" style:font-weight-asian="normal" style:font-weight-complex="normal"/>
    </style:style>
    <style:style style:name="P17" style:family="paragraph" style:parent-style-name="Standard">
      <style:text-properties style:font-name="Liberation Mono" fo:font-weight="normal" officeooo:rsid="000e0880" officeooo:paragraph-rsid="000fe44d" style:font-weight-asian="normal" style:font-weight-complex="normal"/>
    </style:style>
    <style:style style:name="P18" style:family="paragraph" style:parent-style-name="Standard">
      <style:text-properties style:font-name="Liberation Mono" fo:font-weight="normal" officeooo:rsid="000ff072" officeooo:paragraph-rsid="000ff072" style:font-weight-asian="normal" style:font-weight-complex="normal"/>
    </style:style>
    <style:style style:name="P19" style:family="paragraph" style:parent-style-name="Standard">
      <style:text-properties style:font-name="Liberation Mono" fo:font-weight="normal" officeooo:rsid="0011cca5" officeooo:paragraph-rsid="0011cca5" style:font-weight-asian="normal" style:font-weight-complex="normal"/>
    </style:style>
    <style:style style:name="P20" style:family="paragraph" style:parent-style-name="Standard">
      <style:text-properties style:font-name="Liberation Mono" fo:font-weight="normal" officeooo:rsid="00132c29" officeooo:paragraph-rsid="00132c29" style:font-weight-asian="normal" style:font-weight-complex="normal"/>
    </style:style>
    <style:style style:name="P21" style:family="paragraph" style:parent-style-name="Standard">
      <style:text-properties style:font-name="Liberation Mono" fo:font-weight="normal" officeooo:rsid="00132c29" officeooo:paragraph-rsid="0014c9fd" style:font-weight-asian="normal" style:font-weight-complex="normal"/>
    </style:style>
    <style:style style:name="P22" style:family="paragraph" style:parent-style-name="Standard">
      <style:text-properties style:font-name="Liberation Mono" fo:font-weight="normal" officeooo:rsid="0014b75f" officeooo:paragraph-rsid="0014b75f" style:font-weight-asian="normal" style:font-weight-complex="normal"/>
    </style:style>
    <style:style style:name="P23" style:family="paragraph" style:parent-style-name="Standard">
      <style:text-properties style:font-name="Liberation Mono" fo:font-weight="normal" officeooo:rsid="0016b2b2" officeooo:paragraph-rsid="0016b2b2" style:font-weight-asian="normal" style:font-weight-complex="normal"/>
    </style:style>
    <style:style style:name="P24" style:family="paragraph" style:parent-style-name="Standard">
      <style:text-properties style:font-name="Liberation Mono" fo:font-weight="normal" officeooo:rsid="00177a78" officeooo:paragraph-rsid="00177a78" style:font-weight-asian="normal" style:font-weight-complex="normal"/>
    </style:style>
    <style:style style:name="P25" style:family="paragraph" style:parent-style-name="Standard">
      <style:text-properties style:font-name="Liberation Mono" fo:font-weight="normal" officeooo:rsid="001b61ec" officeooo:paragraph-rsid="001b61ec" style:font-weight-asian="normal" style:font-weight-complex="normal"/>
    </style:style>
    <style:style style:name="P26" style:family="paragraph" style:parent-style-name="Standard">
      <style:text-properties style:font-name="Liberation Mono" fo:font-weight="normal" officeooo:rsid="001b61ec" officeooo:paragraph-rsid="001bedbd" style:font-weight-asian="normal" style:font-weight-complex="normal"/>
    </style:style>
    <style:style style:name="T1" style:family="text">
      <style:text-properties officeooo:rsid="000a895f"/>
    </style:style>
    <style:style style:name="T2" style:family="text">
      <style:text-properties officeooo:rsid="000dbede"/>
    </style:style>
    <style:style style:name="T3" style:family="text">
      <style:text-properties officeooo:rsid="000e0880"/>
    </style:style>
    <style:style style:name="T4" style:family="text">
      <style:text-properties officeooo:rsid="000fe44d"/>
    </style:style>
    <style:style style:name="T5" style:family="text">
      <style:text-properties officeooo:rsid="0011cca5"/>
    </style:style>
    <style:style style:name="T6" style:family="text">
      <style:text-properties fo:font-weight="normal" style:font-weight-asian="normal" style:font-weight-complex="normal"/>
    </style:style>
    <style:style style:name="T7" style:family="text">
      <style:text-properties officeooo:rsid="0014b75f"/>
    </style:style>
    <style:style style:name="T8" style:family="text">
      <style:text-properties officeooo:rsid="0018d613"/>
    </style:style>
    <style:style style:name="T9" style:family="text">
      <style:text-properties officeooo:rsid="001a2ee8"/>
    </style:style>
    <style:style style:name="T10" style:family="text">
      <style:text-properties officeooo:rsid="001bed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5">) Cours</text:span></text:p>
      <text:p text:style-name="P6">1-1) comparaison tableau classique et ArrayList</text:p>
      <text:p text:style-name="P19">les tableaux classique sont de taille fixe, définie au début de l’exécution du programme. Ils n’offrent que de basiques possibilités pour la gestion de « groupement » de données. Ils ne peuvent stocker que des données de types basiques.</text:p>
      <text:p text:style-name="P19">Les arrayList sont de taille extensible. On peut y rajouter ou supprimer des données au fur et à mesure de l’exécution du programme, changeant ainsi la taille de la structure. Les ArrayList stockent des données de type dits évolués (des objets). De plus, ils font partis du Java Collection Framework, et offrent donc un ensemble de possibilités qu’on a pas avec les tableaux classiques.</text:p>
      <text:p text:style-name="P19"/>
      <text:p text:style-name="P6">1-2)</text:p>
      <text:p text:style-name="P7"><text:span text:style-name="T6">a) il s’agit d’une instruction</text:span></text:p>
      <text:p text:style-name="P7"><text:span text:style-name="T6">b) les opérateurs sont + et *</text:span></text:p>
      <text:p text:style-name="P7"><text:span text:style-name="T6">c) les opérandes de * sont 2 et x</text:span></text:p>
      <text:p text:style-name="P7"><text:span text:style-name="T6">d) si x vaut trois, cette instruction affichera : Resultat = 7</text:span></text:p>
      <text:p text:style-name="P7"><text:span text:style-name="T6">e) si on supprime les parenthèses, le résultat reste le même car la multiplication est prioritaire sur l’addition</text:span></text:p>
      <text:p text:style-name="P7"><text:span text:style-name="T6"/></text:p>
      <text:p text:style-name="P7">2) Erreurs</text:p>
      <text:p text:style-name="P8">2-1)</text:p>
      <text:p text:style-name="P20">a) erreur 1, ligne 02 : la méthode main est mal déclarée.</text:p>
      <text:p text:style-name="P20">Correction : public static void main(String [] args)</text:p>
      <text:p text:style-name="P20">b) erreur 2, ligne 03 : chiffre est déclaré int mais reçoit un double.</text:p>
      <text:p text:style-name="P20">Correction : int chiffre = 1 ;</text:p>
      <text:p text:style-name="P20">c) erreur 3, ligne 05 : chiffre est mal orthographié.</text:p>
      <text:p text:style-name="P20">Correction : écrire chiffre (comme à la déclaration)</text:p>
      <text:p text:style-name="P20">d) erreur 4, ligne <text:span text:style-name="T7">07 : il manque un « ; ».</text:span></text:p>
      <text:p text:style-name="P22">Correction : rajouter le « ; » à la fin de l’instruction</text:p>
      <text:p text:style-name="P22">e) erreur5, ligne 09 : la condition du if doit être mise dans un bloc de parenthèses pour être interprété par comme une seule et même condition.</text:p>
      <text:p text:style-name="P22">Correction : if((chiffre &lt; 1) || (chiffre &gt; 9))</text:p>
      <text:p text:style-name="P22">f) erreur6, ligne 23 : erreur d’accolade. En effet, une accolade ouvrante manque à la ligne 16 pour marquer l’ouverture du bloc for dont la fermeture est marqué par l’accolade en ligne 21.</text:p>
      <text:p text:style-name="P22">Correction : rajouter une accolade ouvrante for(int i=1;i&lt;10;i++){</text:p>
      <text:p text:style-name="P22"/>
      <text:p text:style-name="P9">2-1)<text:span text:style-name="T6"> Pour corriger cette dernière erreur, il faut correctement déclarer la fonction main qui le point d’entrée (donc la méthode principale) de tout programme java.</text:span></text:p>
      <text:p text:style-name="P21">a) erreur 1, ligne 02 : la méthode main est mal déclarée.</text:p>
      <text:p text:style-name="P21">Correction : public static void main(String [] args)</text:p>
      <text:p text:style-name="P23">D’autres parts, même si java considère public les classes sans modificateurs d’accès, les bonnes pratiques préconisent de faire cette précision. Il faudrait donc rajouter le mot clé public devant le mot class en ligne 01.</text:p>
      <text:p text:style-name="P23"/>
      <text:p text:style-name="P1"/>
      <text:p text:style-name="P10"><text:soft-page-break/>3) Algorithmique</text:p>
      <text:p text:style-name="P10">3-1)</text:p>
      <text:p text:style-name="P24">Entrées :</text:p>
      <text:p text:style-name="P24"><text:tab/>n : un entier</text:p>
      <text:p text:style-name="P24">Sorties :</text:p>
      <text:p text:style-name="P24"><text:tab/>res : le nombre premier trouvé</text:p>
      <text:p text:style-name="P24">Variables locales :</text:p>
      <text:p text:style-name="P24"><text:tab/>trouve : un booléen qui passe à vrai quand un nombre premier <text:tab/><text:tab/><text:tab/>est trouvé </text:p>
      <text:p text:style-name="P24"><text:tab/>c<text:span text:style-name="T8">ompteur : </text:span><text:span text:style-name="T9">un entier, compteur de diviseur</text:span></text:p>
      <text:p text:style-name="P24"><text:tab/><text:span text:style-name="T9">i : un entier</text:span></text:p>
      <text:p text:style-name="P24">Algorithme :</text:p>
      <text:p text:style-name="P24"><text:tab/>trouve = faux </text:p>
      <text:p text:style-name="P24"><text:tab/>tant que trouve == faux</text:p>
      <text:p text:style-name="P24"><text:tab/><text:tab/><text:span text:style-name="T9">compteur = 0</text:span></text:p>
      <text:p text:style-name="P24"><text:tab/><text:tab/><text:span text:style-name="T9">pour i allant de 2 à n</text:span></text:p>
      <text:p text:style-name="P24"><text:tab/><text:tab/><text:tab/><text:span text:style-name="T9">si n modulo i == 0</text:span></text:p>
      <text:p text:style-name="P24"><text:tab/><text:tab/><text:tab/><text:tab/><text:span text:style-name="T9">compteur = compteur + 1</text:span></text:p>
      <text:p text:style-name="P24"><text:tab/><text:tab/><text:span text:style-name="T9">si compteur == 1</text:span></text:p>
      <text:p text:style-name="P24"><text:tab/><text:tab/><text:tab/><text:span text:style-name="T9">trouve = true</text:span></text:p>
      <text:p text:style-name="P24"><text:tab/><text:tab/><text:tab/><text:span text:style-name="T9">res = n</text:span></text:p>
      <text:p text:style-name="P24"><text:tab/><text:tab/><text:span text:style-name="T9">sinon</text:span></text:p>
      <text:p text:style-name="P24"><text:tab/><text:tab/><text:tab/><text:span text:style-name="T9">n = n + 1</text:span></text:p>
      <text:p text:style-name="P24"/>
      <text:p text:style-name="P11">3-2)</text:p>
      <text:p text:style-name="P25">public static int compteur(String texte){</text:p>
      <text:p text:style-name="P25"><text:tab/>int nbMots = 0 ;</text:p>
      <text:p text:style-name="P25"><text:tab/>int pos = 0 ;</text:p>
      <text:p text:style-name="P25"><text:tab/>while(pos &lt; texte.length){</text:p>
      <text:p text:style-name="P26"><text:tab/><text:tab/><text:span text:style-name="T10">while(pos &lt; texte.length){</text:span></text:p>
      <text:p text:style-name="P26"><text:span text:style-name="T10"><text:tab/><text:tab/><text:tab/>pos++ ;</text:span></text:p>
      <text:p text:style-name="P26"><text:span text:style-name="T10"><text:tab/><text:tab/>}</text:span></text:p>
      <text:p text:style-name="P26"><text:tab/><text:span text:style-name="T10">if(pos&lt;texte.length){</text:span></text:p>
      <text:p text:style-name="P26"><text:span text:style-name="T10"><text:tab/><text:tab/>nbMots++ ;</text:span></text:p>
      <text:p text:style-name="P26"><text:tab/><text:tab/><text:span text:style-name="T10">while(pos &lt; texte.length){</text:span></text:p>
      <text:p text:style-name="P26"><text:span text:style-name="T10"><text:tab/><text:tab/><text:tab/>pos++ ;</text:span></text:p>
      <text:p text:style-name="P26"><text:span text:style-name="T10"><text:tab/><text:tab/>}</text:span></text:p>
      <text:p text:style-name="P26"><text:span text:style-name="T10"><text:tab/>}</text:span></text:p>
      <text:p text:style-name="P25"><text:tab/>}</text:p>
      <text:p text:style-name="P25"><text:tab/>return nbMots ;</text:p>
      <text:p text:style-name="P25">}</text:p>
      <text:p text:style-name="P1"/>
      <text:p text:style-name="P1">5) Exercices</text:p>
      <text:p text:style-name="P1">5-1)</text:p>
      <text:p text:style-name="P12">public static int [] fraction(int num, int den){</text:p>
      <text:p text:style-name="P12"><text:tab/><text:span text:style-name="T1">int [] tab = new int[2] ;</text:span></text:p>
      <text:p text:style-name="P12"><text:tab/>if (den&lt;=0) {</text:p>
      <text:p text:style-name="P12"><text:tab/><text:tab/>System.out.prinln(‘’dénominateur interdit’’<text:span text:style-name="T1">)</text:span></text:p>
      <text:p text:style-name="P13"><text:tab/>} <text:span text:style-name="T1">else {</text:span></text:p>
      <text:p text:style-name="P13"><text:span text:style-name="T1"><text:tab/><text:tab/>tab[0] = num ;</text:span></text:p>
      <text:p text:style-name="P13"><text:tab/><text:tab/><text:span text:style-name="T1">tab[1] = den ;</text:span></text:p>
      <text:p text:style-name="P13"><text:span text:style-name="T1"><text:tab/>}</text:span></text:p>
      <text:p text:style-name="P13"><text:tab/><text:span text:style-name="T1">return tab ;</text:span></text:p>
      <text:p text:style-name="P12"><text:soft-page-break/>}</text:p>
      <text:p text:style-name="P12"/>
      <text:p text:style-name="P2">5-2)</text:p>
      <text:p text:style-name="P14">public static int [] simplification(int [] fraction){</text:p>
      <text:p text:style-name="P14"><text:tab/>int diviseur = pgdc(fraction[0], fraction[1]) ;</text:p>
      <text:p text:style-name="P14"><text:tab/>fraction[0] = fraction[0] / diviseur ;</text:p>
      <text:p text:style-name="P14"><text:tab/>fraction[1] = fraction[1] / diviseur ;</text:p>
      <text:p text:style-name="P14"><text:tab/>return fraction ;</text:p>
      <text:p text:style-name="P14">}</text:p>
      <text:p text:style-name="P14"/>
      <text:p text:style-name="P3">5-3)</text:p>
      <text:p text:style-name="P15">public static boolean cherche(int [] f, ArrayList&lt;int []&gt; ens){</text:p>
      <text:p text:style-name="P15"><text:tab/>int i = 0 ;</text:p>
      <text:p text:style-name="P15"><text:tab/>boolean trouve = false ;</text:p>
      <text:p text:style-name="P15"><text:tab/>f <text:span text:style-name="T3">= simplification(f) ;</text:span></text:p>
      <text:p text:style-name="P15"><text:tab/>while(!trouve &amp;&amp; i&lt;ens.size()){</text:p>
      <text:p text:style-name="P15"><text:tab/><text:tab/>if(f[0] == ens.get(i)[0] &amp;&amp; f[0] == ens.get(i)[0]){</text:p>
      <text:p text:style-name="P15"><text:tab/><text:tab/><text:tab/>t<text:span text:style-name="T3">rouve = true ;</text:span></text:p>
      <text:p text:style-name="P15"><text:tab/><text:tab/>}</text:p>
      <text:p text:style-name="P15"><text:tab/>}</text:p>
      <text:p text:style-name="P15"><text:tab/><text:span text:style-name="T3">return trouve ;</text:span></text:p>
      <text:p text:style-name="P15">}</text:p>
      <text:p text:style-name="P15"/>
      <text:p text:style-name="P4">5-4)</text:p>
      <text:p text:style-name="P16">public static void ajouter<text:span text:style-name="T2">(int [] f, ArrayList&lt;int []&gt; </text:span><text:span text:style-name="T4">E</text:span><text:span text:style-name="T2">){</text:span></text:p>
      <text:p text:style-name="P17"><text:tab/>if<text:span text:style-name="T4">( !cherche(f, E){</text:span></text:p>
      <text:p text:style-name="P17"><text:span text:style-name="T4"><text:tab/><text:tab/>E.add(simplification(f)) ;</text:span></text:p>
      <text:p text:style-name="P17"><text:span text:style-name="T4"><text:tab/>}</text:span></text:p>
      <text:p text:style-name="P16">}</text:p>
      <text:p text:style-name="P16"/>
      <text:p text:style-name="P5">5-5)</text:p>
      <text:p text:style-name="P18">public static ArrayList&lt;int []&gt; fusion(ArrayList&lt;int []&gt; ens1, <text:tab/><text:tab/><text:tab/><text:tab/><text:tab/><text:tab/><text:tab/><text:tab/>ArrayList&lt;int []&gt; ens2) {</text:p>
      <text:p text:style-name="P18"><text:tab/>ArrayList&lt;int []&gt; resultat = new ArrayList&lt;int []&gt;() ;</text:p>
      <text:p text:style-name="P18"><text:tab/>resultat.addAll(ens1) ;</text:p>
      <text:p text:style-name="P18"><text:tab/>resultat.addAll(ens2) ;</text:p>
      <text:p text:style-name="P18"><text:tab/>return resultat ;</text:p>
      <text:p text:style-name="P1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5:35:47.571339678</meta:creation-date>
    <meta:generator>LibreOffice/6.4.6.2$Linux_X86_64 LibreOffice_project/40$Build-2</meta:generator>
    <dc:date>2021-02-19T20:02:49.032013178</dc:date>
    <meta:editing-duration>PT52M12S</meta:editing-duration>
    <meta:editing-cycles>12</meta:editing-cycles>
    <meta:document-statistic meta:table-count="0" meta:image-count="0" meta:object-count="0" meta:page-count="3" meta:paragraph-count="111" meta:word-count="696" meta:character-count="3985" meta:non-whitespace-character-count="3297"/>
  </office:meta>
</office:document-meta>
</file>